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6.7cm"/>
    </style:style>
    <style:style style:name="gr2" style:family="graphic" style:parent-style-name="objectwithoutfill">
      <style:graphic-properties draw:marker-start="Arrow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033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2cm" svg:stroke-color="#ff6600" draw:marker-start-width="0.275cm" draw:marker-end-width="0.275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6666ff" draw:marker-start-width="0.275cm" draw:marker-end-width="0.275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color="#000000" draw:fill="none" draw:fill-color="#ffffff" fo:min-height="0.517cm"/>
    </style:style>
    <style:style style:name="gr11" style:family="graphic" style:parent-style-name="objectwithoutfill">
      <style:graphic-properties draw:marker-end="Small_20_Arrow" draw:fill="none" draw:textarea-vertical-align="middl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275cm" fo:min-width="0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1.35cm" fo:min-width="0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0.35cm" fo:min-width="0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Calibri"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Calibri1" fo:font-size="12pt" style:font-size-asian="18pt" style:font-size-complex="18pt"/>
    </style:style>
    <style:style style:name="P6" style:family="paragraph">
      <loext:graphic-properties draw:fill="none" draw:fill-color="#ffffff"/>
      <style:text-properties style:font-name="Calibri" fo:font-size="12pt" fo:font-weight="bold" style:font-size-asian="18pt" style:font-size-complex="18pt"/>
    </style:style>
    <style:style style:name="P7" style:family="paragraph">
      <loext:graphic-properties draw:fill="none" draw:fill-color="#ffffff"/>
      <style:text-properties style:font-name="Calibri1" fo:font-size="12pt" fo:font-weight="bold" style:font-size-asian="18pt" style:font-size-complex="18pt"/>
    </style:style>
    <style:style style:name="P8" style:family="paragraph">
      <loext:graphic-properties draw:fill-color="#ff6600"/>
      <style:paragraph-properties fo:text-align="center"/>
      <style:text-properties style:font-name="Calibri" fo:font-size="12pt"/>
    </style:style>
    <style:style style:name="P9" style:family="paragraph">
      <loext:graphic-properties draw:fill-color="#ff6600"/>
      <style:paragraph-properties fo:text-align="center"/>
    </style:style>
    <style:style style:name="P10" style:family="paragraph">
      <loext:graphic-properties draw:fill="none" draw:fill-color="#ffffff"/>
      <style:text-properties style:font-name="Calibri1" fo:font-size="12pt" fo:font-style="italic" style:font-size-asian="18pt" style:font-size-complex="18pt"/>
    </style:style>
    <style:style style:name="T1" style:family="text">
      <style:text-properties style:font-name="Calibri1" fo:font-size="12pt" style:font-size-asian="18pt" style:font-size-complex="18pt"/>
    </style:style>
    <style:style style:name="T2" style:family="text">
      <style:text-properties style:font-name="Calibri" fo:font-size="12pt" fo:font-weight="bold" style:font-size-asian="18pt" style:font-size-complex="18pt"/>
    </style:style>
    <style:style style:name="T3" style:family="text">
      <style:text-properties style:font-name="Calibri1" fo:font-size="12pt" fo:font-weight="bold" style:font-size-asian="18pt" style:font-size-complex="18pt"/>
    </style:style>
    <style:style style:name="T4" style:family="text">
      <style:text-properties style:font-name="Calibri1" fo:font-size="12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4.5cm" svg:x="10.7cm" svg:y="4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1.5cm" svg:x2="4cm" svg:y2="12.1cm">
          <text:p/>
        </draw:line>
        <draw:line draw:style-name="gr3" draw:text-style-name="P2" draw:layer="layout" svg:x1="3cm" svg:y1="11cm" svg:x2="11cm" svg:y2="11cm">
          <text:p/>
        </draw:line>
        <draw:line draw:style-name="gr4" draw:text-style-name="P2" draw:layer="layout" svg:x1="4cm" svg:y1="6.5cm" svg:x2="6cm" svg:y2="6.5cm">
          <text:p/>
        </draw:line>
        <draw:line draw:style-name="gr4" draw:text-style-name="P2" draw:layer="layout" svg:x1="6cm" svg:y1="11cm" svg:x2="6cm" svg:y2="6.5cm">
          <text:p/>
        </draw:line>
        <draw:line draw:style-name="gr4" draw:text-style-name="P2" draw:layer="layout" svg:x1="4cm" svg:y1="7cm" svg:x2="8cm" svg:y2="7cm">
          <text:p/>
        </draw:line>
        <draw:line draw:style-name="gr4" draw:text-style-name="P2" draw:layer="layout" svg:x1="8cm" svg:y1="11cm" svg:x2="8cm" svg:y2="6cm">
          <text:p/>
        </draw:line>
        <draw:line draw:style-name="gr4" draw:text-style-name="P2" draw:layer="layout" svg:x1="4cm" svg:y1="2.5cm" svg:x2="10cm" svg:y2="2.5cm">
          <text:p/>
        </draw:line>
        <draw:line draw:style-name="gr4" draw:text-style-name="P2" draw:layer="layout" svg:x1="10cm" svg:y1="11cm" svg:x2="10cm" svg:y2="2.5cm">
          <text:p/>
        </draw:line>
        <draw:custom-shape draw:style-name="gr5" draw:text-style-name="P3" draw:layer="layout" svg:width="0.2cm" svg:height="0.2cm" svg:x="3.906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.906cm" svg:y="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7.905cm" svg:y="6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906cm" svg:y="2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1cm" svg:height="1.283cm" svg:x="5.5cm" svg:y="10.917cm">
          <draw:text-box>
            <text:p><text:span text:style-name="T1">10</text:span></text:p>
          </draw:text-box>
        </draw:frame>
        <draw:frame draw:style-name="gr6" draw:text-style-name="P5" draw:layer="layout" svg:width="1.1cm" svg:height="1.283cm" svg:x="7.6cm" svg:y="10.918cm">
          <draw:text-box>
            <text:p><text:span text:style-name="T1">20</text:span></text:p>
          </draw:text-box>
        </draw:frame>
        <draw:frame draw:style-name="gr6" draw:text-style-name="P5" draw:layer="layout" svg:width="1.1cm" svg:height="1.283cm" svg:x="9.6cm" svg:y="10.919cm">
          <draw:text-box>
            <text:p><text:span text:style-name="T1">30</text:span></text:p>
          </draw:text-box>
        </draw:frame>
        <draw:frame draw:style-name="gr6" draw:text-style-name="P6" draw:layer="layout" svg:width="1.1cm" svg:height="1.283cm" svg:x="3.3cm" svg:y="10.919cm">
          <draw:text-box>
            <text:p><text:span text:style-name="T2">0</text:span></text:p>
          </draw:text-box>
        </draw:frame>
        <draw:frame draw:style-name="gr6" draw:text-style-name="P6" draw:layer="layout" svg:width="1.1cm" svg:height="1.283cm" svg:x="3.3cm" svg:y="10.12cm">
          <draw:text-box>
            <text:p><text:span text:style-name="T2">1</text:span></text:p>
          </draw:text-box>
        </draw:frame>
        <draw:frame draw:style-name="gr6" draw:text-style-name="P6" draw:layer="layout" svg:width="1.1cm" svg:height="1.283cm" svg:x="3.3cm" svg:y="6.617cm">
          <draw:text-box>
            <text:p><text:span text:style-name="T2">8</text:span></text:p>
          </draw:text-box>
        </draw:frame>
        <draw:frame draw:style-name="gr6" draw:text-style-name="P6" draw:layer="layout" svg:width="1.1cm" svg:height="1.283cm" svg:x="3.3cm" svg:y="6.122cm">
          <draw:text-box>
            <text:p><text:span text:style-name="T2">9</text:span></text:p>
          </draw:text-box>
        </draw:frame>
        <draw:frame draw:style-name="gr6" draw:text-style-name="P7" draw:layer="layout" svg:width="1.1cm" svg:height="1.283cm" svg:x="3.3cm" svg:y="2.123cm">
          <draw:text-box>
            <text:p><text:span text:style-name="T3">17</text:span></text:p>
          </draw:text-box>
        </draw:frame>
        <draw:custom-shape draw:style-name="gr7" draw:text-style-name="P8" draw:layer="layout" svg:width="0.2cm" svg:height="0.2cm" svg:x="3.907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cm" svg:y1="8.5cm" svg:x2="6cm" svg:y2="8.5cm">
          <text:p/>
        </draw:line>
        <draw:frame draw:style-name="gr6" draw:text-style-name="P6" draw:layer="layout" svg:width="1.1cm" svg:height="1.283cm" svg:x="3.3cm" svg:y="8.118cm">
          <draw:text-box>
            <text:p><text:span text:style-name="T2">5</text:span></text:p>
          </draw:text-box>
        </draw:frame>
        <draw:line draw:style-name="gr4" draw:text-style-name="P2" draw:layer="layout" svg:x1="4cm" svg:y1="6cm" svg:x2="8cm" svg:y2="6cm">
          <text:p/>
        </draw:line>
        <draw:frame draw:style-name="gr6" draw:text-style-name="P6" draw:layer="layout" svg:width="1.1cm" svg:height="1.283cm" svg:x="3.3cm" svg:y="5.623cm">
          <draw:text-box>
            <text:p><text:span text:style-name="T2">10</text:span></text:p>
          </draw:text-box>
        </draw:frame>
        <draw:custom-shape draw:style-name="gr7" draw:text-style-name="P9" draw:layer="layout" svg:width="0.2cm" svg:height="0.2cm" svg:x="5.904cm" svg:y="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cm" svg:height="0.2cm" svg:x="7.905cm" svg:y="5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cm" svg:y1="3.5cm" svg:x2="10cm" svg:y2="3.5cm">
          <text:p/>
        </draw:line>
        <draw:frame draw:style-name="gr6" draw:text-style-name="P6" draw:layer="layout" svg:width="1.1cm" svg:height="1.283cm" svg:x="3.3cm" svg:y="3.117cm">
          <draw:text-box>
            <text:p><text:span text:style-name="T2">15</text:span></text:p>
          </draw:text-box>
        </draw:frame>
        <draw:custom-shape draw:style-name="gr7" draw:text-style-name="P9" draw:layer="layout" svg:width="0.2cm" svg:height="0.2cm" svg:x="9.904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4cm" svg:y1="11cm" svg:x2="10.8cm" svg:y2="2.5cm">
          <text:p/>
        </draw:line>
        <draw:line draw:style-name="gr9" draw:text-style-name="P2" draw:layer="layout" svg:x1="4cm" svg:y1="11cm" svg:x2="10.2cm" svg:y2="2cm">
          <text:p/>
        </draw:line>
        <draw:custom-shape draw:style-name="gr7" draw:text-style-name="P9" draw:layer="layout" svg:width="0.2cm" svg:height="0.2cm" svg:x="10.9cm" svg:y="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0.9cm" svg:y="6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9cm" svg:height="1.283cm" svg:x="11.4cm" svg:y="4.617cm">
          <draw:text-box>
            <text:p><text:span text:style-name="T1">Delays that would have been measured if channel did not jitter</text:span></text:p>
          </draw:text-box>
        </draw:frame>
        <draw:frame draw:style-name="gr6" draw:text-style-name="P5" draw:layer="layout" svg:width="6.5cm" svg:height="1.283cm" svg:x="11.4cm" svg:y="6.4cm">
          <draw:text-box>
            <text:p><text:span text:style-name="T1">Delays actually measured because of channel jitter</text:span></text:p>
          </draw:text-box>
        </draw:frame>
        <draw:frame draw:style-name="gr6" draw:text-style-name="P10" draw:layer="layout" svg:width="6.9cm" svg:height="1.283cm" svg:x="11.9cm" svg:y="2.317cm">
          <draw:text-box>
            <text:p><text:span text:style-name="T4">The real frequency offset</text:span></text:p>
          </draw:text-box>
        </draw:frame>
        <draw:frame draw:style-name="gr10" draw:text-style-name="P5" draw:layer="layout" svg:width="5.3cm" svg:height="0.767cm" svg:x="2.2cm" svg:y="0.9cm">
          <draw:text-box>
            <text:p><text:span text:style-name="T1">Delay of PCR arrival</text:span></text:p>
          </draw:text-box>
        </draw:frame>
        <draw:frame draw:style-name="gr10" draw:text-style-name="P5" draw:layer="layout" svg:width="5.3cm" svg:height="0.767cm" svg:x="10.3cm" svg:y="10.9cm">
          <draw:text-box>
            <text:p><text:span text:style-name="T1">Time (of decoder clk)</text:span></text:p>
          </draw:text-box>
        </draw:frame>
        <draw:path draw:style-name="gr11" draw:text-style-name="P2" draw:layer="layout" svg:width="0.899cm" svg:height="1.669cm" draw:transform="rotate (-0.727627765156436) translate (11.3999475708354cm 2.11301200967698cm)" svg:viewBox="0 0 900 1670" svg:d="M0 1654c146 15 363 53 445-96 59-105-191-456 87-361 236 81 291-174 253-313-48-172 21-348 30-522l22-215 63-128-17-19">
          <text:p/>
        </draw:path>
        <draw:path draw:style-name="gr11" draw:text-style-name="P2" draw:layer="layout" svg:width="0.764cm" svg:height="2.145cm" draw:transform="skewX (0.290597320457056) rotate (2.23541770595434) translate (10.0992793228537cm 2.117cm)" svg:viewBox="0 0 765 2146" svg:d="M0 0c185 4 366 51 551 43 223-9 245 330 185 483-62 161-274 220-310 399-40 201 7 444 129 601 194 250-95 421-253 417l-122 114-43 89">
          <text:p/>
        </draw:path>
        <draw:frame draw:style-name="gr6" draw:text-style-name="P10" draw:layer="layout" svg:width="6.9cm" svg:height="1.283cm" svg:x="11.8cm" svg:y="0.817cm">
          <draw:text-box>
            <text:p><text:span text:style-name="T4">The estimated frequency offset </text:span></text:p>
          </draw:text-box>
        </draw:frame>
        <draw:custom-shape draw:style-name="gr12" draw:text-style-name="P4" draw:layer="layout" svg:width="0.2cm" svg:height="0.6cm" svg:x="7.9cm" svg:y="6.2cm">
          <text:p/>
          <draw:enhanced-geometry svg:viewBox="0 0 21600 21600" draw:text-areas="?f0 0 ?f2 ?f5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4" draw:layer="layout" svg:width="0.2cm" svg:height="1.6cm" svg:x="5.9cm" svg:y="6.7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0.2cm" svg:height="0.6cm" svg:x="9.9cm" svg:y="2.7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4" draw:layer="layout" svg:width="0.2cm" svg:height="0.2cm" svg:x="3.9cm" svg:y="10.63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4" draw:layer="layout" svg:width="0.2cm" svg:height="0.6cm" draw:transform="rotate (1.5707963267949) translate (10.9cm 8.7cm)">
          <text:p/>
          <draw:enhanced-geometry svg:viewBox="0 0 21600 21600" draw:text-areas="?f0 0 ?f2 ?f5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5" draw:layer="layout" svg:width="6.9cm" svg:height="1.283cm" svg:x="11.4cm" svg:y="8.2cm">
          <draw:text-box>
            <text:p><text:span text:style-name="T1">Movement caused by the jit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41:31.381000000</meta:creation-date>
    <dc:date>2016-09-09T14:23:38.700000000</dc:date>
    <meta:editing-duration>PT13M29S</meta:editing-duration>
    <meta:editing-cycles>2</meta:editing-cycles>
    <meta:generator>LibreOffice/5.2.0.4$Windows_x86 LibreOffice_project/066b007f5ebcc236395c7d282ba488bca6720265</meta:generator>
    <meta:document-statistic meta:object-count="49"/>
  </office:meta>
</office:document-meta>
</file>